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882in"/>
    </style:style>
    <style:style style:name="co3" style:family="table-column">
      <style:table-column-properties fo:break-before="auto" style:column-width="0.7972in"/>
    </style:style>
    <style:style style:name="co4" style:family="table-column">
      <style:table-column-properties fo:break-before="auto" style:column-width="0.75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5" table:default-cell-style-name="ce1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Photo background</text:p>
          </table:table-cell>
          <table:table-cell table:number-columns-repeated="6"/>
          <table:table-cell office:value-type="string">
            <text:p>position of dot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ultiplier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Percentage size of orig</text:p>
          </table:table-cell>
          <table:table-cell office:value-type="string">
            <text:p>Border</text:p>
          </table:table-cell>
          <table:table-cell office:value-type="string">
            <text:p>Inner image size</text:p>
          </table:table-cell>
          <table:table-cell office:value-type="string">
            <text:p>x images per device width</text:p>
          </table:table-cell>
          <table:table-cell office:value-type="string">
            <text:p>Device width (mdpi)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float" office:value="771">
            <text:p>771</text:p>
          </table:table-cell>
          <table:table-cell office:value-type="float" office:value="939">
            <text:p>939</text:p>
          </table:table-cell>
          <table:table-cell/>
          <table:table-cell office:value-type="float" office:value="94">
            <text:p>94</text:p>
          </table:table-cell>
          <table:table-cell table:formula="of:=[.C8]-[.F8]*2" office:value-type="float" office:value="583">
            <text:p>583</text:p>
          </table:table-cell>
          <table:table-cell office:value-type="float" office:value="6">
            <text:p>6</text:p>
          </table:table-cell>
          <table:table-cell office:value-type="float" office:value="320">
            <text:p>320</text:p>
          </table:table-cell>
          <table:table-cell office:value-type="float" office:value="385">
            <text:p>385</text:p>
          </table:table-cell>
          <table:table-cell office:value-type="float" office:value="887">
            <text:p>887</text:p>
          </table:table-cell>
          <table:table-cell table:number-columns-repeated="1013"/>
        </table:table-row>
        <table:table-row table:style-name="ro4">
          <table:table-cell office:value-type="string">
            <text:p>mdpi</text:p>
          </table:table-cell>
          <table:table-cell office:value-type="float" office:value="1">
            <text:p>1</text:p>
          </table:table-cell>
          <table:table-cell table:formula="of:=[.I8]/[.H8]*[.B9]" office:value-type="float" office:value="53.3333333333333">
            <text:p>53.3333333333</text:p>
          </table:table-cell>
          <table:table-cell table:formula="of:=[.D8]/[.C8]*[.C9]" office:value-type="float" office:value="64.9546044098573">
            <text:p>64.9546044099</text:p>
          </table:table-cell>
          <table:table-cell table:formula="of:=[.C9]/[.C8]" office:value-type="float" office:value="0.0691742325983571">
            <text:p>0.0691742326</text:p>
          </table:table-cell>
          <table:table-cell table:formula="of:=[.F8]/[.C8]*[.C9]" office:value-type="float" office:value="6.50237786424557">
            <text:p>6.5023778642</text:p>
          </table:table-cell>
          <table:table-cell table:formula="of:=[.C9]-[.F9]*2" office:value-type="float" office:value="40.3285776048422">
            <text:p>40.3285776048</text:p>
          </table:table-cell>
          <table:table-cell table:number-columns-repeated="2"/>
          <table:table-cell table:formula="of:=[.J8]/[.C8]*[.C9]" office:value-type="float" office:value="26.6320795503675">
            <text:p>26.6320795504</text:p>
          </table:table-cell>
          <table:table-cell table:formula="of:=[.K8]/[.D8]*[.D9]" office:value-type="float" office:value="61.3575443147428">
            <text:p>61.3575443147</text:p>
          </table:table-cell>
          <table:table-cell table:number-columns-repeated="1013"/>
        </table:table-row>
        <table:table-row table:style-name="ro4">
          <table:table-cell office:value-type="string">
            <text:p>ldpi</text:p>
          </table:table-cell>
          <table:table-cell office:value-type="float" office:value="0.75">
            <text:p>0.75</text:p>
          </table:table-cell>
          <table:table-cell table:formula="of:=[.I8]/[.H8]*[.B10]" office:value-type="float" office:value="40">
            <text:p>40</text:p>
          </table:table-cell>
          <table:table-cell table:formula="of:=[.D9]/[.C9]*[.C10]" office:value-type="float" office:value="48.715953307393">
            <text:p>48.7159533074</text:p>
          </table:table-cell>
          <table:table-cell table:formula="of:=[.C10]/[.C8]" office:value-type="float" office:value="0.0518806744487678">
            <text:p>0.0518806744</text:p>
          </table:table-cell>
          <table:table-cell table:formula="of:=[.F9]/[.C9]*[.C10]" office:value-type="float" office:value="4.87678339818418">
            <text:p>4.8767833982</text:p>
          </table:table-cell>
          <table:table-cell table:formula="of:=[.C10]-[.F10]*2" office:value-type="float" office:value="30.2464332036316">
            <text:p>30.2464332036</text:p>
          </table:table-cell>
          <table:table-cell table:number-columns-repeated="2"/>
          <table:table-cell table:formula="of:=[.J8]/[.C8]*[.C10]" office:value-type="float" office:value="19.9740596627756">
            <text:p>19.9740596628</text:p>
          </table:table-cell>
          <table:table-cell table:formula="of:=[.K8]/[.D8]*[.D10]" office:value-type="float" office:value="46.0181582360571">
            <text:p>46.0181582361</text:p>
          </table:table-cell>
          <table:table-cell table:number-columns-repeated="1013"/>
        </table:table-row>
        <table:table-row table:style-name="ro4">
          <table:table-cell office:value-type="string">
            <text:p>hdpi</text:p>
          </table:table-cell>
          <table:table-cell office:value-type="float" office:value="1.5">
            <text:p>1.5</text:p>
          </table:table-cell>
          <table:table-cell table:formula="of:=[.I8]/[.H8]*[.B11]" office:value-type="float" office:value="80">
            <text:p>80</text:p>
          </table:table-cell>
          <table:table-cell table:formula="of:=[.D10]/[.C10]*[.C11]" office:value-type="float" office:value="97.431906614786">
            <text:p>97.4319066148</text:p>
          </table:table-cell>
          <table:table-cell table:formula="of:=[.C11]/[.C8]" office:value-type="float" office:value="0.103761348897536">
            <text:p>0.1037613489</text:p>
          </table:table-cell>
          <table:table-cell table:formula="of:=[.F10]/[.C10]*[.C11]" office:value-type="float" office:value="9.75356679636835">
            <text:p>9.7535667964</text:p>
          </table:table-cell>
          <table:table-cell table:formula="of:=[.C11]-[.F11]*2" office:value-type="float" office:value="60.4928664072633">
            <text:p>60.4928664073</text:p>
          </table:table-cell>
          <table:table-cell table:number-columns-repeated="2"/>
          <table:table-cell table:formula="of:=[.J8]/[.C8]*[.C11]" office:value-type="float" office:value="39.9481193255512">
            <text:p>39.9481193256</text:p>
          </table:table-cell>
          <table:table-cell table:formula="of:=[.K8]/[.D8]*[.D11]" office:value-type="float" office:value="92.0363164721141">
            <text:p>92.0363164721</text:p>
          </table:table-cell>
          <table:table-cell table:number-columns-repeated="1013"/>
        </table:table-row>
        <table:table-row table:style-name="ro4">
          <table:table-cell office:value-type="string">
            <text:p>xhdpi</text:p>
          </table:table-cell>
          <table:table-cell office:value-type="float" office:value="2">
            <text:p>2</text:p>
          </table:table-cell>
          <table:table-cell table:formula="of:=[.I8]/[.H8]*[.B12]" office:value-type="float" office:value="106.666666666667">
            <text:p>106.6666666667</text:p>
          </table:table-cell>
          <table:table-cell table:formula="of:=[.D11]/[.C11]*[.C12]" office:value-type="float" office:value="129.909208819715">
            <text:p>129.9092088197</text:p>
          </table:table-cell>
          <table:table-cell table:formula="of:=[.C12]/[.C8]" office:value-type="float" office:value="0.138348465196714">
            <text:p>0.1383484652</text:p>
          </table:table-cell>
          <table:table-cell table:formula="of:=[.F11]/[.C11]*[.C12]" office:value-type="float" office:value="13.0047557284911">
            <text:p>13.0047557285</text:p>
          </table:table-cell>
          <table:table-cell table:formula="of:=[.C12]-[.F12]*2" office:value-type="float" office:value="80.6571552096844">
            <text:p>80.6571552097</text:p>
          </table:table-cell>
          <table:table-cell table:number-columns-repeated="2"/>
          <table:table-cell table:formula="of:=[.J8]/[.C8]*[.C12]" office:value-type="float" office:value="53.264159100735">
            <text:p>53.2641591007</text:p>
          </table:table-cell>
          <table:table-cell table:formula="of:=[.K8]/[.D8]*[.D12]" office:value-type="float" office:value="122.715088629486">
            <text:p>122.7150886295</text:p>
          </table:table-cell>
          <table:table-cell table:number-columns-repeated="1013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16:2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Engler</meta:initial-creator>
    <meta:creation-date>2012-06-29T20:20:58</meta:creation-date>
    <dc:date>2012-07-10T16:20:28</dc:date>
    <dc:creator>Tim Engler</dc:creator>
    <meta:editing-duration>PT20M1S</meta:editing-duration>
    <meta:editing-cycles>3</meta:editing-cycles>
    <meta:generator>OpenOffice.org/3.3$Unix OpenOffice.org_project/330m20$Build-9567</meta:generator>
    <meta:document-statistic meta:table-count="3" meta:cell-count="56" meta:object-count="0"/>
  </office:meta>
</office:document-meta>
</file>